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60000034A32DBD07011AF6A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cm"/>
      <style:paragraph-properties style:writing-mode="lr-tb"/>
    </style:style>
    <style:style style:name="gr5" style:family="graphic" style:parent-style-name="standard">
      <style:graphic-properties svg:stroke-color="#ffff38" draw:fill-color="#ffff6d" draw:textarea-horizontal-align="justify" draw:textarea-vertical-align="middle" draw:auto-grow-height="false" fo:min-height="0.388cm" fo:min-width="0.138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73cm" svg:height="18.999cm" svg:x="1.038cm" svg:y="0.999cm">
          <draw:image xlink:href="Pictures/10000201000004C60000034A32DBD07011AF6A67.png" xlink:type="simple" xlink:show="embed" xlink:actuate="onLoad" loext:mime-type="image/png">
            <text:p/>
          </draw:image>
        </draw:frame>
        <draw:custom-shape draw:style-name="gr2" draw:text-style-name="P2" draw:layer="layout" svg:width="0.9cm" svg:height="0.9cm" svg:x="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15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1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6.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4.8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cm" svg:height="0.9cm" svg:x="9.001cm" svg:y="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cm" svg:height="0.9cm" svg:x="2.5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cm" svg:height="0.9cm" svg:x="4.4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cm" svg:height="0.9cm" svg:x="12.8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6cm" svg:x="10.4cm" svg:y="1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cm" svg:height="0.6cm" svg:x="10.401cm" svg:y="13.801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cm" svg:height="0.6cm" svg:x="11.2cm" svg:y="1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cm" svg:height="0.6cm" svg:x="11.9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cm" svg:height="0.6cm" svg:x="15.1cm" svg:y="1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cm" svg:height="0.6cm" svg:x="15.8cm" svg:y="1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cm" svg:height="0.6cm" svg:x="16.4cm" svg:y="1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cm" svg:height="0.6cm" svg:x="20.3cm" svg:y="6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cm" svg:height="0.6cm" svg:x="20.9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6cm" svg:height="0.6cm" svg:x="21.6cm" svg:y="6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cm" svg:height="0.9cm" svg:x="17.3cm" svg:y="1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cm" svg:height="0.9cm" svg:x="24.6cm" svg:y="10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19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8.2cm" svg:y="1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19.001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12.7cm" svg:y="1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14.8cm" svg:y="8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6.4cm" svg:y="7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6.9cm" svg:y="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13.2cm" svg:y="14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18.3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9cm" svg:height="0.9cm" svg:x="1.2cm" svg:y="0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9cm" svg:height="0.9cm" svg:x="1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5.6cm" svg:height="1cm" svg:x="2.5cm" svg:y="1cm">
          <draw:text-box>
            <text:p>Datapath-internal</text:p>
          </draw:text-box>
        </draw:frame>
        <draw:frame draw:style-name="gr7" draw:text-style-name="P4" draw:layer="layout" svg:width="3.571cm" svg:height="0.962cm" svg:x="2.529cm" svg:y="2.2cm">
          <draw:text-box>
            <text:p>Control I/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5T15:05:36.114894858</meta:creation-date>
    <dc:date>2023-11-15T16:41:37.282502663</dc:date>
    <meta:editing-duration>PT12M30S</meta:editing-duration>
    <meta:editing-cycles>4</meta:editing-cycles>
    <meta:generator>LibreOffice/6.4.7.2$Linux_X86_64 LibreOffice_project/40$Build-2</meta:generator>
    <meta:document-statistic meta:object-count="35"/>
  </office:meta>
</office:document-meta>
</file>